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egrito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background-color="#00599d" fo:padding="0.097cm" fo:border="0.05pt solid #000000">
        <style:background-image/>
      </style:table-cell-properties>
    </style:style>
    <style:style style:name="Table1.A2" style:family="table-cell">
      <style:table-cell-properties fo:background-color="#808080" fo:padding="0.097cm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6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1106486" officeooo:paragraph-rsid="01106486"/>
    </style:style>
    <style:style style:name="P2" style:family="paragraph" style:parent-style-name="Table_20_Contents">
      <style:text-properties officeooo:rsid="010cf2fb" officeooo:paragraph-rsid="010cf2fb"/>
    </style:style>
    <style:style style:name="P3" style:family="paragraph" style:parent-style-name="Table_20_Contents">
      <style:paragraph-properties fo:text-align="center" style:justify-single-word="false"/>
      <style:text-properties fo:color="#ffffff" officeooo:rsid="010cf2fb" officeooo:paragraph-rsid="010cf2fb" fo:background-color="transparent"/>
    </style:style>
    <style:style style:name="P4" style:family="paragraph" style:parent-style-name="Table_20_Contents">
      <style:text-properties officeooo:rsid="010e9d58" officeooo:paragraph-rsid="010e9d58"/>
    </style:style>
    <style:style style:name="P5" style:family="paragraph" style:parent-style-name="Table_20_Contents">
      <style:text-properties officeooo:rsid="01118a21" officeooo:paragraph-rsid="01118a21"/>
    </style:style>
    <style:style style:name="P6" style:family="paragraph" style:parent-style-name="Standard" style:list-style-name="L1"/>
    <style:style style:name="P7" style:family="paragraph" style:parent-style-name="Standard" style:list-style-name="L3"/>
    <style:style style:name="P8" style:family="paragraph" style:parent-style-name="Standard" style:list-style-name="L4"/>
    <style:style style:name="P9" style:family="paragraph" style:parent-style-name="Standard" style:list-style-name="L5"/>
    <style:style style:name="P10" style:family="paragraph" style:parent-style-name="Table_20_Contents">
      <style:text-properties officeooo:rsid="0112f1f9" officeooo:paragraph-rsid="0112f1f9"/>
    </style:style>
    <text:list-style style:name="L1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Numbering_20_Symbols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2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Numbering_20_Symbols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3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Numbering_20_Symbols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4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Numbering_20_Symbols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5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Numbering_20_Symbols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3">CHECKLIST - CODE</text:p>
          </table:table-cell>
          <table:covered-table-cell/>
        </table:table-row>
        <table:table-row>
          <table:table-cell table:style-name="Table1.A2" office:value-type="string">
            <text:p text:style-name="P2">As variaveis estão com nomes bem definidos?</text:p>
          </table:table-cell>
          <table:table-cell table:style-name="Table1.B2" office:value-type="string">
            <text:p text:style-name="P2"/>
          </table:table-cell>
        </table:table-row>
        <table:table-row>
          <table:table-cell table:style-name="Table1.A2" office:value-type="string">
            <text:p text:style-name="Standard">O sofware faz uso de tipos de dados abstratos?</text:p>
          </table:table-cell>
          <table:table-cell table:style-name="Table1.B15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Standard">As interfaces possuem uma boa abstração para a representar e garantir que os detalhes permaneçam ocultos por trás da abstração?</text:p>
          </table:table-cell>
          <table:table-cell table:style-name="Table1.B15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4">O software possui um bom encapsulamento de dados?</text:p>
          </table:table-cell>
          <table:table-cell table:style-name="Table1.B15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Declarações de metodos semelhantes foram comprimidas de forma simples?</text:p>
          </table:table-cell>
          <table:table-cell table:style-name="Table1.B15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>Trechos de código foram substituidos por metodos para melhor entendimento?</text:p>
          </table:table-cell>
          <table:table-cell table:style-name="Table1.B15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0">Algum função funciona como procedimento não retornando valor?</text:p>
          </table:table-cell>
          <table:table-cell table:style-name="Table1.B15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0">Alguma função retorna erro?</text:p>
          </table:table-cell>
          <table:table-cell table:style-name="Table1.B15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0">Existe alguma função de macro?</text:p>
          </table:table-cell>
          <table:table-cell table:style-name="Table1.B15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0">O software dispoe de assertivas para entendimento dos demais programadores?</text:p>
          </table:table-cell>
          <table:table-cell table:style-name="Table1.B15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0">O software faz uso de programas de depuração interna?</text:p>
          </table:table-cell>
          <table:table-cell table:style-name="Table1.B15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0">O erros triviais e importantes foram removidos em uma quantidade significativa?</text:p>
          </table:table-cell>
          <table:table-cell table:style-name="Table1.B15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0">É possível alterar o modo de chamada desnecessária e assim eliminar a necessidade de fazer o tratamento de erros?</text:p>
          </table:table-cell>
          <table:table-cell table:style-name="Table1.B15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0">O sofware faz refêrencia de memória indevida?</text:p>
          </table:table-cell>
          <table:table-cell table:style-name="Table1.B15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0">O software possui acesso indevido a estrutura de dados pertecentes a outros subsistemas?</text:p>
          </table:table-cell>
          <table:table-cell table:style-name="Table1.B16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egrito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 style:master-page-name="">
      <style:paragraph-properties fo:margin-top="0.423cm" fo:margin-bottom="0.212cm" loext:contextual-spacing="false" style:page-number="auto">
        <style:tab-stops/>
      </style:paragraph-properties>
      <style:text-properties style:font-name="Times New Roman" fo:font-family="'Times New Roman'" style:font-style-name="Negrito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4T09:12:07.398857530</meta:creation-date>
    <meta:generator>LibreOffice/6.0.6.2$Linux_X86_64 LibreOffice_project/00m0$Build-2</meta:generator>
    <dc:date>2018-10-07T17:15:10.079019735</dc:date>
    <meta:editing-duration>PT18H4M41S</meta:editing-duration>
    <meta:editing-cycles>175</meta:editing-cycles>
    <meta:document-statistic meta:table-count="1" meta:image-count="0" meta:object-count="0" meta:page-count="1" meta:paragraph-count="16" meta:word-count="152" meta:character-count="996" meta:non-whitespace-character-count="860"/>
  </office:meta>
</office:document-meta>
</file>